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3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 style:master-page-name="Portrait_2c__20_3_2f_4_22__20_margins">
      <style:paragraph-properties style:page-number="auto"/>
    </style:style>
    <style:style style:name="P2" style:family="paragraph" style:parent-style-name="Text_20_body" style:list-style-name="Bullets_2c__20_diamond"/>
    <style:style style:name="P3" style:family="paragraph" style:parent-style-name="Text_20_body" style:list-style-name="Bullets_2c__20_diamond">
      <style:text-properties fo:font-weight="bold" style:font-weight-asian="bold" style:font-weight-complex="bold"/>
    </style:style>
    <style:style style:name="P4" style:family="paragraph" style:list-style-name="Bullets_2c__20_diamond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. <text:s/>I use this REPL as an interactive calculator and python expression evaluator. <text:s/>On the surface, its use looks similar to a typical python interactive session. <text:s/>Here's an example that calculates the side of a triangle using the expression <text:span text:style-name="Code">29.77*sin(radians(34.5))</text:span>:</text:p>
      <text:p text:style-name="Code">def Side(hypotenuse, angle_degrees):</text:p>
      <text:p text:style-name="Code"><text:s text:c="4"/>return hypotenuse*sin(radians(angle_degrees))</text:p>
      <text:p text:style-name="Code"/>
      <text:p text:style-name="Code">from math import pi, sin, radians</text:p>
      <text:p text:style-name="Code">hy = 29.77</text:p>
      <text:p text:style-name="Code">theta = 34.5 <text:s text:c="3"/># Degrees</text:p>
      <text:p text:style-name="Code_2c__20_comment_20__28_different_20_color_29_">Side(hy, theta)</text:p>
      <text:p text:style-name="Code"/>
      <text:p text:style-name="Code"># Now use a flt</text:p>
      <text:p text:style-name="Code">from f import flt</text:p>
      <text:p text:style-name="Code">hy = flt(29.77)</text:p>
      <text:p text:style-name="Code">hy.f = True</text:p>
      <text:p text:style-name="Code">hy.c = True</text:p>
      <text:p text:style-name="Code_2c__20_comment_20__28_different_20_color_29_">Side(hy, theta)</text:p>
      <text:p text:style-name="Code"/>
      <text:p text:style-name="Text_20_body">Running this code in the standard python interpreter gave</text:p>
      <text:p text:style-name="Terminal_2c__20_white">Python 3.7.7 (default, Apr 10 2020, 13:49:17)</text:p>
      <text:p text:style-name="Terminal_2c__20_white">[GCC 9.3.0] on cygwin</text:p>
      <text:p text:style-name="Terminal_2c__20_white">Type "help", "copyright", "credits" or "license" for more information.</text:p>
      <text:p text:style-name="Terminal_2c__20_white">&gt;&gt;&gt; def Side(hypotenuse, angle_degrees):</text:p>
      <text:p text:style-name="Terminal_2c__20_white">... <text:s text:c="4"/>return hypotenuse*sin(radians(angle_degrees))</text:p>
      <text:p text:style-name="Terminal_2c__20_white">...</text:p>
      <text:p text:style-name="Terminal_2c__20_white">&gt;&gt;&gt; from math import pi, sin, radians</text:p>
      <text:p text:style-name="Terminal_2c__20_white">&gt;&gt;&gt; hy = 29.77</text:p>
      <text:p text:style-name="Terminal_2c__20_white">&gt;&gt;&gt; theta = 34.5 <text:s text:c="3"/># Degrees</text:p>
      <text:p text:style-name="Terminal_2c__20_white">&gt;&gt;&gt; Side(hy, theta)</text:p>
      <text:p text:style-name="Terminal_2c__20_white">16.861913673252275</text:p>
      <text:p text:style-name="Terminal_2c__20_white">&gt;&gt;&gt;</text:p>
      <text:p text:style-name="Terminal_2c__20_white">&gt;&gt;&gt; # Now use a flt</text:p>
      <text:p text:style-name="Terminal_2c__20_white">&gt;&gt;&gt; from f import flt</text:p>
      <text:p text:style-name="Terminal_2c__20_white">hy = flt(29.77)</text:p>
      <text:p text:style-name="Terminal_2c__20_white">hy.f = True</text:p>
      <text:p text:style-name="Terminal_2c__20_white">hy.c = True</text:p>
      <text:p text:style-name="Terminal_2c__20_white">Side(hy, theta)&gt;&gt;&gt; hy = flt(29.77)</text:p>
      <text:p text:style-name="Terminal_2c__20_white">&gt;&gt;&gt; hy.f = True</text:p>
      <text:p text:style-name="Terminal_2c__20_white">&gt;&gt;&gt; hy.c = True</text:p>
      <text:p text:style-name="Terminal_2c__20_white">&gt;&gt;&gt; Side(hy, theta)</text:p>
      <text:p text:style-name="Terminal_2c__20_green">16.9</text:p>
      <text:p text:style-name="Terminal_2c__20_white_2c__20_end">&gt;&gt;&gt;</text:p>
      <text:p text:style-name="Text_20_body">Running this code in <text:span text:style-name="Code">repl.py</text:span> produces the following output:</text:p>
      <text:p text:style-name="Terminal_2c__20_white">[python 3.7.7 13May2021 04:31:46 pm Thu] <text:s/>.q quit, .h help</text:p>
      <text:p text:style-name="Terminal_2c__20_white">&gt;&gt; .&lt; x</text:p>
      <text:p text:style-name="Terminal_2c__20_white">&gt;&gt; .r</text:p>
      <text:p text:style-name="Terminal_2c__20_white">16.861913673252275</text:p>
      <text:p text:style-name="Terminal_2c__20_green">16.9</text:p>
      <text:p text:style-name="Terminal_2c__20_white_2c__20_end">&gt;&gt; q</text:p>
      <text:p text:style-name="Text_20_body">Some differences are:</text:p>
      <text:list xml:id="list798824921765388010" text:style-name="Bullets_2c__20_diamond">
        <text:list-item>
          <text:p text:style-name="P2">The <text:span text:style-name="Code">.&lt; x</text:span> line is used to read the above lines of code from a file into the buffer.</text:p>
        </text:list-item>
        <text:list-item>
          <text:p text:style-name="P2">The <text:span text:style-name="Code">.r</text:span> command runs the code in the buffer.</text:p>
        </text:list-item>
        <text:list-item>
          <text:p text:style-name="P2">Only the red lines in the above listing produce output.</text:p>
        </text:list-item>
        <text:list-item>
          <text:p text:style-name="P2"><text:soft-page-break/>The first number printed is a float that is printed to full resolution.</text:p>
        </text:list-item>
        <text:list-item>
          <text:p text:style-name="P2">The green number is a <text:span text:style-name="Code">flt</text:span> type, which has its color attribute set to <text:span text:style-name="Code">True</text:span> (<text:span text:style-name="Code">hc.c</text:span>) and the flip attribute <text:span text:style-name="Code">hy.f</text:span> set to <text:span text:style-name="Code">True</text:span>, which interchanges <text:span text:style-name="Code">str()</text:span> and <text:span text:style-name="Code">repr()</text:span> output for use in the interactive interpreter and debugger.</text:p>
        </text:list-item>
        <text:list-item>
          <text:p text:style-name="P2">The <text:span text:style-name="Code">repl.py</text:span> prompt uses <text:span text:style-name="Code">&gt;&gt;</text:span> instead of <text:span text:style-name="Code">&gt;&gt;&gt;</text:span>.</text:p>
        </text:list-item>
        <text:list-item>
          <text:p text:style-name="P2">The floating point result is in color and is shown to 3 significant figures.</text:p>
        </text:list-item>
        <text:list-item>
          <text:p text:style-name="P2">The command <text:span text:style-name="Code">q</text:span> causes the script to exit.</text:p>
        </text:list-item>
        <text:list-item>
          <text:p text:style-name="P2">Help specific to <text:span text:style-name="Code">repl.py</text:span> can be gotten with the command <text:span text:style-name="Code">.h</text:span>.</text:p>
        </text:list-item>
      </text:list>
      <text:p text:style-name="Text_20_body">The desire of being able to use <text:span text:style-name="Code">q</text:span> to quit the interpreter was what led me to find out how the interpreter works. <text:s/>I found out about the <text:span text:style-name="Code">code</text:span> module. <text:s/>In fact, if you go to <text:span text:style-name="Code">/usr/lib/python3.7</text:span> and run <text:span text:style-name="Code">python code.py</text:span>, you'll get an interactive session that is nearly identical to interactive python. <text:s/>The only difference is you'll see <text:span text:style-name="Code">(InteractiveConsole)</text:span> on its own line, telling you that it's actually being controlled by the <text:span text:style-name="Code">interact</text:span> method of <text:span text:style-name="Code">code.InteractiveConsole</text:span>. <text:s/>The <text:span text:style-name="Code">repl.py</text:span> script uses an <text:span text:style-name="Code">InteractiveConsole</text:span> instance from <text:span text:style-name="Code">code.py</text:span> for its functionality.</text:p>
      <text:h text:style-name="Heading_20_1" text:outline-level="1">Ideas</text:h>
      <text:list xml:id="list36605035" text:continue-numbering="true" text:style-name="Bullets_2c__20_diamond">
        <text:list-item>
          <text:p text:style-name="P2">Use <text:span text:style-name="Code">import repl</text:span> at the end of a script to simulate running the script with <text:span text:style-name="Code">python -i</text:span>.</text:p>
        </text:list-item>
        <text:list-item>
          <text:p text:style-name="P2">Numbers: <text:s/>flt, cpx, dec, frc, unc, mpf, mpc. <text:s/>Could they all be made to take a physical unit? </text:p>
          <text:list>
            <text:list-item>
              <text:p text:style-name="P2">Maybe only flt and cpx need to. <text:s/>Nice to have unc too.</text:p>
            </text:list-item>
          </text:list>
        </text:list-item>
      </text:list>
      <text:h text:style-name="Heading_20_1" text:outline-level="1">repl.py Features</text:h>
      <text:list xml:id="list36619026" text:continue-numbering="true" text:style-name="Bullets_2c__20_diamond">
        <text:list-item>
          <text:p text:style-name="P3">Floating point and complex numbers</text:p>
          <text:list>
            <text:list-item>
              <text:p text:style-name="P2">Uses <text:span text:style-name="Code">flt</text:span> and <text:span text:style-name="Code">cpx</text:span> numbers, derived from float and complex, respectively. <text:s/>Their primary purpose is to avoid showing too many digits in their string representions. <text:s/>You can set the number of significant figures you want to see.</text:p>
            </text:list-item>
            <text:list-item>
              <text:p text:style-name="P2"><text:span text:style-name="Code">flt</text:span> and <text:span text:style-name="Code">cpx</text:span> numbers are printed to the screen in color to help you identify them.</text:p>
            </text:list-item>
            <text:list-item>
              <text:p text:style-name="P2">You can choose the type of formatting to use for <text:span text:style-name="Code">flt</text:span> and <text:span text:style-name="Code">cpx</text:span> numbers: <text:s/>fixed point, scientific, and engineering. <text:s/></text:p>
            </text:list-item>
            <text:list-item>
              <text:p text:style-name="P2"><text:span text:style-name="Code">math</text:span> and <text:span text:style-name="Code">cmath</text:span> modules' symbols are in scope. <text:s/></text:p>
              <text:list>
                <text:list-item>
                  <text:p text:style-name="P2">You can call common functions with either <text:span text:style-name="Code">flt</text:span> or <text:span text:style-name="Code">cpx</text:span> arguments and the correct module's function is called.</text:p>
                </text:list-item>
              </text:list>
            </text:list-item>
            <text:list-item>
              <text:p text:style-name="P2">See <text:a xlink:type="simple" xlink:href="#2.flt/cpx|outline" text:style-name="Internet_20_link" text:visited-style-name="Visited_20_Internet_20_Link">flt/cpx</text:a> for more details.</text:p>
            </text:list-item>
          </text:list>
        </text:list-item>
        <text:list-item>
          <text:p text:style-name="P3">Other number types</text:p>
          <text:list>
            <text:list-item>
              <text:p text:style-name="P2">The <text:a xlink:type="simple" xlink:href="http://mpmath.org/doc/current/index.html" text:style-name="Internet_20_link" text:visited-style-name="Visited_20_Internet_20_Link">mpmath</text:a> library's <text:span text:style-name="Code">mpf</text:span> and <text:span text:style-name="Code">mpc</text:span> types are supported if mpmath is installed.</text:p>
              <text:list>
                <text:list-item>
                  <text:p text:style-name="P2"><text:span text:style-name="Code">mpmath</text:span> is imported, so you have access to its features and special functions.</text:p>
                </text:list-item>
              </text:list>
            </text:list-item>
            <text:list-item>
              <text:p text:style-name="P2">The python <text:a xlink:type="simple" xlink:href="http://pythonhosted.org/uncertainties/" text:style-name="Internet_20_link" text:visited-style-name="Visited_20_Internet_20_Link">uncertainties</text:a> module is supported if it is installed, letting you do calcuations with random variables using linear uncertainty propagation.</text:p>
            </text:list-item>
            <text:list-item>
              <text:p text:style-name="P2">Python's <text:span text:style-name="Code">decimal.Decimal</text:span> numbers are supported and use the shorthand <text:span text:style-name="Code">D</text:span>.</text:p>
            </text:list-item>
            <text:list-item>
              <text:p text:style-name="P2">Python's <text:span text:style-name="Code">fractions.Fraction</text:span> objects are supported and use the shorthand <text:span text:style-name="Code">F</text:span>.</text:p>
            </text:list-item>
            <text:list-item>
              <text:p text:style-name="P2">The <text:span text:style-name="Code">Zn</text:span> class supports n-bit signed and unsigned integers.</text:p>
              <text:list>
                <text:list-item>
                  <text:p text:style-name="P2">These can be used to simulate arithmetic on a processor with a fixed number of bits.</text:p>
                </text:list-item>
                <text:list-item>
                  <text:p text:style-name="P2">Their operations are closed with binary operations with python integers.</text:p>
                </text:list-item>
                <text:list-item>
                  <text:p text:style-name="P2">You can change the number of bits (<text:span text:style-name="Code">n</text:span> attribute) and the signed/unsigned attribute (<text:span text:style-name="Code">s</text:span> attribute).</text:p>
                </text:list-item>
                <text:list-item>
                  <text:p text:style-name="P2"><text:soft-page-break/>They are derived from integers, so they are technically immutable. <text:s/>However, the <text:span text:style-name="Code">i</text:span> attribute if <text:span text:style-name="Code">False</text:span> lets you change the <text:span text:style-name="Code">n</text:span> and <text:span text:style-name="Code">s</text:span> attributes, which affect how their <text:span text:style-name="Code">str()</text:span> and <text:span text:style-name="Code">repr()</text:span> methods work. </text:p>
                </text:list-item>
                <text:list-item>
                  <text:p text:style-name="P2">Any <text:span text:style-name="Code">Zn</text:span> instance is a factory for a new <text:span text:style-name="Code">Zn</text:span> object of the same number of bits and signed/unsigned type. <text:s/>Just call the number's symbol as if it was a function.</text:p>
                </text:list-item>
              </text:list>
            </text:list-item>
          </text:list>
        </text:list-item>
        <text:list-item>
          <text:p text:style-name="P3">Buffers</text:p>
          <text:list>
            <text:list-item>
              <text:p text:style-name="P2">Buffers contain python code and can be edited with your editor.</text:p>
            </text:list-item>
            <text:list-item>
              <text:p text:style-name="P2">The main buffer is unnamed. <text:s/>It can be saved to a named buffer.</text:p>
            </text:list-item>
            <text:list-item>
              <text:p text:style-name="P2">All buffers are saved to disk when you exit and are read back in when the script starts again.</text:p>
              <text:list>
                <text:list-item>
                  <text:p text:style-name="P2">This creates a race condition if you have two processes running <text:span text:style-name="Code">repl.py</text:span>. <text:s/>You can save and read <text:span text:style-name="Code">repl.py</text:span> state using the <text:span text:style-name="Code">.S</text:span> and <text:span text:style-name="Code">.R</text:span> commands, which both take a name argument. <text:s/></text:p>
                </text:list-item>
                <text:list-item>
                  <text:p text:style-name="P2">If you use <text:span text:style-name="Code">.R</text:span> to read a state, a lock is put on that saved state until either you exit <text:span text:style-name="Code">repl.py</text:span> or you issue a save command with <text:span text:style-name="Code">.S</text:span>. <text:s/>To save the data and maintain the lock, use the <text:span text:style-name="Code">.SR</text:span> command.</text:p>
                </text:list-item>
              </text:list>
            </text:list-item>
            <text:list-item>
              <text:p text:style-name="P2">The command <text:span text:style-name="Code">.r</text:span> runs the unnamed buffer or you can run a named buffer by supplying the buffer's name.</text:p>
            </text:list-item>
          </text:list>
        </text:list-item>
        <text:list-item>
          <text:p text:style-name="P2">Command history, command editing, and tab-completion are supported if your python installation supports them. <text:s/></text:p>
        </text:list-item>
        <text:list-item>
          <text:p text:style-name="P2">Matrix and vector operations are supported.</text:p>
        </text:list-item>
        <text:list-item>
          <text:p text:style-name="P2">New commands are easy to add.</text:p>
        </text:list-item>
        <text:list-item>
          <text:p text:style-name="P2">Error messages are printed in color to make them stand out.</text:p>
        </text:list-item>
        <text:list-item>
          <text:p text:style-name="P3">Units</text:p>
          <text:list>
            <text:list-item>
              <text:p text:style-name="P2">Physical units are supported by the <text:span text:style-name="Code">u.py</text:span> module.</text:p>
            </text:list-item>
            <text:list-item>
              <text:p text:style-name="P2">This is a lightweight tool that lets you convert things to SI units for internal calculations, then convert back to your problem's units at the end of calculations.</text:p>
            </text:list-item>
          </text:list>
        </text:list-item>
        <text:list-item>
          <text:p text:style-name="P2"/>
        </text:list-item>
      </text:list>
      <text:h text:style-name="Heading_20_1" text:outline-level="1">flt/cpx</text:h>
      <text:p text:style-name="Text_20_body"/>
      <text:h text:style-name="Heading_20_1" text:outline-level="1">Matrix</text:h>
      <text:p text:style-name="Text_20_body"/>
      <text:h text:style-name="Heading_20_1" text:outline-level="1">Buff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3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Terminal_2c__20_white" style:display-name="Terminal, white" style:family="paragraph" style:parent-style-name="Text_20_body">
      <style:paragraph-properties fo:margin-left="10.16mm" fo:margin-right="0mm" fo:margin-top="0mm" fo:margin-bottom="0mm" fo:text-indent="0mm" style:auto-text-indent="false" fo:background-color="#000000">
        <style:background-image/>
      </style:paragraph-properties>
      <style:text-properties fo:color="#ffffff" style:font-name="Lucida Console" fo:font-size="10pt"/>
    </style:style>
    <style:style style:name="Terminal_2c__20_green" style:display-name="Terminal, green" style:family="paragraph" style:parent-style-name="Terminal_2c__20_white">
      <style:paragraph-properties fo:margin-top="0mm" fo:margin-bottom="0mm"/>
      <style:text-properties fo:color="#00ff00"/>
    </style:style>
    <style:style style:name="Terminal_2c__20_white_2c__20_end" style:display-name="Terminal, white, end" style:family="paragraph" style:parent-style-name="Terminal_2c__20_white">
      <style:paragraph-properties fo:margin-top="0mm" fo:margin-bottom="1.5mm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2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3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3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3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3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3" meta:paragraph-count="98" meta:word-count="1047" meta:character-count="5900"/>
    <meta:template xlink:type="simple" xlink:actuate="onRequest" xlink:title="Normal" xlink:href="../Normal.ott" meta:date="2014-12-28T08:19:31.36"/>
  </office:meta>
</office:document-meta>
</file>